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3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1"/>
    <style:style style:name="ce4" style:family="table-cell" style:parent-style-name="Default" style:data-style-name="N108"/>
    <style:style style:name="ce5" style:family="table-cell" style:parent-style-name="Default"/>
    <style:style style:name="ce6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30.856cm" svg:y="16.505cm">
            <draw:object draw:notify-on-update-of-ranges="Лист1.D16:Лист1.D56 Лист1.E16:Лист1.E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1" table:default-cell-style-name="ce2"/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 office:value-type="string" calcext:value-type="string">
            <text:p>OM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 office:value-type="string" calcext:value-type="string">
            <text:p>OWERFHELM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number-columns-repeated="2"/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less damage</text:p>
          </table:table-cell>
          <table:table-cell table:style-name="ce1" office:value-type="string" calcext:value-type="string">
            <text:p>POW</text:p>
          </table:table-cell>
          <table:table-cell table:style-name="Default"/>
          <table:table-cell table:style-name="ce1" office:value-type="string" calcext:value-type="string">
            <text:p>less damage with OH</text:p>
          </table:table-cell>
          <table:table-cell table:style-name="ce1" table:number-columns-repeated="2"/>
          <table:table-cell table:style-name="ce1" office:value-type="string" calcext:value-type="string">
            <text:p>taken</text:p>
          </table:table-cell>
        </table:table-row>
        <table:table-row table:style-name="ro1">
          <table:table-cell table:number-columns-repeated="2"/>
          <table:table-cell office:value-type="float" office:value="-100" calcext:value-type="float">
            <text:p>-100</text:p>
          </table:table-cell>
          <table:table-cell table:formula="of:=[.C6]/(ABS([.C6])+300)" office:value-type="percentage" office:value="-0.25" calcext:value-type="percentage">
            <text:p>-25,0%</text:p>
          </table:table-cell>
          <table:table-cell table:formula="of:=1/(1 - ABS([.D6])^0.5)" office:value-type="percentage" office:value="2" calcext:value-type="percentage">
            <text:p>200,0%</text:p>
          </table:table-cell>
          <table:table-cell table:style-name="Default"/>
          <table:table-cell table:formula="of:=([.C6] - [.$E$3])/(ABS([.C6] - [.$E$3] * [.$E$2]) + 100)" office:value-type="percentage" office:value="-0.037037037037037" calcext:value-type="percentage">
            <text:p>-3,7%</text:p>
          </table:table-cell>
          <table:table-cell table:style-name="ce2" table:formula="of:=1/((1-[.D6])/(1-[.G6])) - 1" office:value-type="percentage" office:value="-0.170370370370371" calcext:value-type="percentage">
            <text:p>-17,0%</text:p>
          </table:table-cell>
          <table:table-cell table:style-name="ce5"/>
          <table:table-cell table:formula="of:=1-[.D6]" office:value-type="percentage" office:value="1.25" calcext:value-type="percentage">
            <text:p>125,0%</text:p>
          </table:table-cell>
        </table:table-row>
        <table:table-row table:style-name="ro1">
          <table:table-cell table:number-columns-repeated="2"/>
          <table:table-cell office:value-type="float" office:value="-90" calcext:value-type="float">
            <text:p>-90</text:p>
          </table:table-cell>
          <table:table-cell table:formula="of:=[.C7]/(ABS([.C7])+300)" office:value-type="percentage" office:value="-0.230769230769231" calcext:value-type="percentage">
            <text:p>-23,1%</text:p>
          </table:table-cell>
          <table:table-cell table:formula="of:=1/(1 - ABS([.D7])^0.5)" office:value-type="percentage" office:value="1.92449979983984" calcext:value-type="percentage">
            <text:p>192,4%</text:p>
          </table:table-cell>
          <table:table-cell table:style-name="Default"/>
          <table:table-cell table:formula="of:=([.C7] - [.$E$3])/(ABS([.C7] - [.$E$3] * [.$E$2]) + 100)" office:value-type="percentage" office:value="-0.0352504638218924" calcext:value-type="percentage">
            <text:p>-3,5%</text:p>
          </table:table-cell>
          <table:table-cell table:style-name="ce2" table:formula="of:=1/((1-[.D7])/(1-[.G7])) - 1" office:value-type="percentage" office:value="-0.158858998144712" calcext:value-type="percentage">
            <text:p>-15,9%</text:p>
          </table:table-cell>
          <table:table-cell table:style-name="ce5"/>
          <table:table-cell table:formula="of:=1-[.D7]" office:value-type="percentage" office:value="1.23076923076923" calcext:value-type="percentage">
            <text:p>123,1%</text:p>
          </table:table-cell>
        </table:table-row>
        <table:table-row table:style-name="ro1">
          <table:table-cell table:number-columns-repeated="2"/>
          <table:table-cell office:value-type="float" office:value="-80" calcext:value-type="float">
            <text:p>-80</text:p>
          </table:table-cell>
          <table:table-cell table:formula="of:=[.C8]/(ABS([.C8])+300)" office:value-type="percentage" office:value="-0.210526315789474" calcext:value-type="percentage">
            <text:p>-21,1%</text:p>
          </table:table-cell>
          <table:table-cell table:formula="of:=1/(1 - ABS([.D8])^0.5)" office:value-type="percentage" office:value="1.84785319247209" calcext:value-type="percentage">
            <text:p>184,8%</text:p>
          </table:table-cell>
          <table:table-cell table:style-name="Default"/>
          <table:table-cell table:formula="of:=([.C8] - [.$E$3])/(ABS([.C8] - [.$E$3] * [.$E$2]) + 100)" office:value-type="percentage" office:value="-0.033457249070632" calcext:value-type="percentage">
            <text:p>-3,3%</text:p>
          </table:table-cell>
          <table:table-cell table:style-name="ce2" table:formula="of:=1/((1-[.D8])/(1-[.G8])) - 1" office:value-type="percentage" office:value="-0.146274446419913" calcext:value-type="percentage">
            <text:p>-14,6%</text:p>
          </table:table-cell>
          <table:table-cell table:style-name="ce5"/>
          <table:table-cell table:formula="of:=1-[.D8]" office:value-type="percentage" office:value="1.21052631578947" calcext:value-type="percentage">
            <text:p>121,1%</text:p>
          </table:table-cell>
        </table:table-row>
        <table:table-row table:style-name="ro1">
          <table:table-cell table:number-columns-repeated="2"/>
          <table:table-cell office:value-type="float" office:value="-70" calcext:value-type="float">
            <text:p>-70</text:p>
          </table:table-cell>
          <table:table-cell table:formula="of:=[.C9]/(ABS([.C9])+300)" office:value-type="percentage" office:value="-0.189189189189189" calcext:value-type="percentage">
            <text:p>-18,9%</text:p>
          </table:table-cell>
          <table:table-cell table:formula="of:=1/(1 - ABS([.D9])^0.5)" office:value-type="percentage" office:value="1.7697825646477" calcext:value-type="percentage">
            <text:p>177,0%</text:p>
          </table:table-cell>
          <table:table-cell table:style-name="Default"/>
          <table:table-cell table:formula="of:=([.C9] - [.$E$3])/(ABS([.C9] - [.$E$3] * [.$E$2]) + 100)" office:value-type="percentage" office:value="-0.0316573556797021" calcext:value-type="percentage">
            <text:p>-3,2%</text:p>
          </table:table-cell>
          <table:table-cell table:style-name="ce2" table:formula="of:=1/((1-[.D9])/(1-[.G9])) - 1" office:value-type="percentage" office:value="-0.132469950905705" calcext:value-type="percentage">
            <text:p>-13,2%</text:p>
          </table:table-cell>
          <table:table-cell table:style-name="ce5"/>
          <table:table-cell table:formula="of:=1-[.D9]" office:value-type="percentage" office:value="1.18918918918919" calcext:value-type="percentage">
            <text:p>118,9%</text:p>
          </table:table-cell>
        </table:table-row>
        <table:table-row table:style-name="ro1">
          <table:table-cell table:number-columns-repeated="2"/>
          <table:table-cell office:value-type="float" office:value="-60" calcext:value-type="float">
            <text:p>-60</text:p>
          </table:table-cell>
          <table:table-cell table:formula="of:=[.C10]/(ABS([.C10])+300)" office:value-type="percentage" office:value="-0.166666666666667" calcext:value-type="percentage">
            <text:p>-16,7%</text:p>
          </table:table-cell>
          <table:table-cell table:formula="of:=1/(1 - ABS([.D10])^0.5)" office:value-type="percentage" office:value="1.68989794855664" calcext:value-type="percentage">
            <text:p>169,0%</text:p>
          </table:table-cell>
          <table:table-cell table:style-name="Default"/>
          <table:table-cell table:formula="of:=([.C10] - [.$E$3])/(ABS([.C10] - [.$E$3] * [.$E$2]) + 100)" office:value-type="percentage" office:value="-0.0298507462686567" calcext:value-type="percentage">
            <text:p>-3,0%</text:p>
          </table:table-cell>
          <table:table-cell table:style-name="ce2" table:formula="of:=1/((1-[.D10])/(1-[.G10])) - 1" office:value-type="percentage" office:value="-0.11727078891258" calcext:value-type="percentage">
            <text:p>-11,7%</text:p>
          </table:table-cell>
          <table:table-cell table:style-name="ce5"/>
          <table:table-cell table:formula="of:=1-[.D10]" office:value-type="percentage" office:value="1.16666666666667" calcext:value-type="percentage">
            <text:p>116,7%</text:p>
          </table:table-cell>
        </table:table-row>
        <table:table-row table:style-name="ro1">
          <table:table-cell table:number-columns-repeated="2"/>
          <table:table-cell office:value-type="float" office:value="-50" calcext:value-type="float">
            <text:p>-50</text:p>
          </table:table-cell>
          <table:table-cell table:formula="of:=[.C11]/(ABS([.C11])+300)" office:value-type="percentage" office:value="-0.142857142857143" calcext:value-type="percentage">
            <text:p>-14,3%</text:p>
          </table:table-cell>
          <table:table-cell table:formula="of:=1/(1 - ABS([.D11])^0.5)" office:value-type="percentage" office:value="1.60762521851077" calcext:value-type="percentage">
            <text:p>160,8%</text:p>
          </table:table-cell>
          <table:table-cell table:style-name="Default"/>
          <table:table-cell table:formula="of:=([.C11] - [.$E$3])/(ABS([.C11] - [.$E$3] * [.$E$2]) + 100)" office:value-type="percentage" office:value="-0.0280373831775701" calcext:value-type="percentage">
            <text:p>-2,8%</text:p>
          </table:table-cell>
          <table:table-cell table:style-name="ce2" table:formula="of:=1/((1-[.D11])/(1-[.G11])) - 1" office:value-type="percentage" office:value="-0.100467289719626" calcext:value-type="percentage">
            <text:p>-10,0%</text:p>
          </table:table-cell>
          <table:table-cell table:style-name="ce5"/>
          <table:table-cell table:formula="of:=1-[.D11]" office:value-type="percentage" office:value="1.14285714285714" calcext:value-type="percentage">
            <text:p>114,3%</text:p>
          </table:table-cell>
        </table:table-row>
        <table:table-row table:style-name="ro1">
          <table:table-cell table:number-columns-repeated="2"/>
          <table:table-cell office:value-type="float" office:value="-40" calcext:value-type="float">
            <text:p>-40</text:p>
          </table:table-cell>
          <table:table-cell table:formula="of:=[.C12]/(ABS([.C12])+300)" office:value-type="percentage" office:value="-0.117647058823529" calcext:value-type="percentage">
            <text:p>-11,8%</text:p>
          </table:table-cell>
          <table:table-cell table:formula="of:=1/(1 - ABS([.D12])^0.5)" office:value-type="percentage" office:value="1.52206345965635" calcext:value-type="percentage">
            <text:p>152,2%</text:p>
          </table:table-cell>
          <table:table-cell table:style-name="Default"/>
          <table:table-cell table:formula="of:=([.C12] - [.$E$3])/(ABS([.C12] - [.$E$3] * [.$E$2]) + 100)" office:value-type="percentage" office:value="-0.0262172284644195" calcext:value-type="percentage">
            <text:p>-2,6%</text:p>
          </table:table-cell>
          <table:table-cell table:style-name="ce2" table:formula="of:=1/((1-[.D12])/(1-[.G12])) - 1" office:value-type="percentage" office:value="-0.0818056376897298" calcext:value-type="percentage">
            <text:p>-8,2%</text:p>
          </table:table-cell>
          <table:table-cell table:style-name="ce5"/>
          <table:table-cell table:formula="of:=1-[.D12]" office:value-type="percentage" office:value="1.11764705882353" calcext:value-type="percentage">
            <text:p>111,8%</text:p>
          </table:table-cell>
        </table:table-row>
        <table:table-row table:style-name="ro1">
          <table:table-cell table:number-columns-repeated="2"/>
          <table:table-cell office:value-type="float" office:value="-30" calcext:value-type="float">
            <text:p>-30</text:p>
          </table:table-cell>
          <table:table-cell table:formula="of:=[.C13]/(ABS([.C13])+300)" office:value-type="percentage" office:value="-0.0909090909090909" calcext:value-type="percentage">
            <text:p>-9,1%</text:p>
          </table:table-cell>
          <table:table-cell table:formula="of:=1/(1 - ABS([.D13])^0.5)" office:value-type="percentage" office:value="1.43166247903554" calcext:value-type="percentage">
            <text:p>143,2%</text:p>
          </table:table-cell>
          <table:table-cell table:style-name="Default"/>
          <table:table-cell table:formula="of:=([.C13] - [.$E$3])/(ABS([.C13] - [.$E$3] * [.$E$2]) + 100)" office:value-type="percentage" office:value="-0.024390243902439" calcext:value-type="percentage">
            <text:p>-2,4%</text:p>
          </table:table-cell>
          <table:table-cell table:style-name="ce2" table:formula="of:=1/((1-[.D13])/(1-[.G13])) - 1" office:value-type="percentage" office:value="-0.0609756097560975" calcext:value-type="percentage">
            <text:p>-6,1%</text:p>
          </table:table-cell>
          <table:table-cell table:style-name="ce5"/>
          <table:table-cell table:formula="of:=1-[.D13]" office:value-type="percentage" office:value="1.09090909090909" calcext:value-type="percentage">
            <text:p>109,1%</text:p>
          </table:table-cell>
        </table:table-row>
        <table:table-row table:style-name="ro1">
          <table:table-cell table:number-columns-repeated="2"/>
          <table:table-cell office:value-type="float" office:value="-20" calcext:value-type="float">
            <text:p>-20</text:p>
          </table:table-cell>
          <table:table-cell table:formula="of:=[.C14]/(ABS([.C14])+300)" office:value-type="percentage" office:value="-0.0625" calcext:value-type="percentage">
            <text:p>-6,3%</text:p>
          </table:table-cell>
          <table:table-cell table:formula="of:=1/(1 - ABS([.D14])^0.5)" office:value-type="percentage" office:value="1.33333333333333" calcext:value-type="percentage">
            <text:p>133,3%</text:p>
          </table:table-cell>
          <table:table-cell table:style-name="Default"/>
          <table:table-cell table:formula="of:=([.C14] - [.$E$3])/(ABS([.C14] - [.$E$3] * [.$E$2]) + 100)" office:value-type="percentage" office:value="-0.0225563909774436" calcext:value-type="percentage">
            <text:p>-2,3%</text:p>
          </table:table-cell>
          <table:table-cell table:style-name="ce2" table:formula="of:=1/((1-[.D14])/(1-[.G14])) - 1" office:value-type="percentage" office:value="-0.0375939849624061" calcext:value-type="percentage">
            <text:p>-3,8%</text:p>
          </table:table-cell>
          <table:table-cell table:style-name="ce5"/>
          <table:table-cell table:formula="of:=1-[.D14]" office:value-type="percentage" office:value="1.0625" calcext:value-type="percentage">
            <text:p>106,3%</text:p>
          </table:table-cell>
        </table:table-row>
        <table:table-row table:style-name="ro1">
          <table:table-cell table:number-columns-repeated="2"/>
          <table:table-cell office:value-type="float" office:value="-10" calcext:value-type="float">
            <text:p>-10</text:p>
          </table:table-cell>
          <table:table-cell table:formula="of:=[.C15]/(ABS([.C15])+300)" office:value-type="percentage" office:value="-0.032258064516129" calcext:value-type="percentage">
            <text:p>-3,2%</text:p>
          </table:table-cell>
          <table:table-cell table:formula="of:=1/(1 - ABS([.D15])^0.5)" office:value-type="percentage" office:value="1.218925478761" calcext:value-type="percentage">
            <text:p>121,9%</text:p>
          </table:table-cell>
          <table:table-cell table:style-name="Default"/>
          <table:table-cell table:formula="of:=([.C15] - [.$E$3])/(ABS([.C15] - [.$E$3] * [.$E$2]) + 100)" office:value-type="percentage" office:value="-0.0207156308851224" calcext:value-type="percentage">
            <text:p>-2,1%</text:p>
          </table:table-cell>
          <table:table-cell table:style-name="ce2" table:formula="of:=1/((1-[.D15])/(1-[.G15])) - 1" office:value-type="percentage" office:value="-0.0111817325800376" calcext:value-type="percentage">
            <text:p>-1,1%</text:p>
          </table:table-cell>
          <table:table-cell table:style-name="ce5"/>
          <table:table-cell table:formula="of:=1-[.D15]" office:value-type="percentage" office:value="1.03225806451613" calcext:value-type="percentage">
            <text:p>103,2%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1 / (1 - [.C16]/(ABS([.C16])+100))" office:value-type="percentage" office:value="1" calcext:value-type="percentage">
            <text:p>100,0%</text:p>
          </table:table-cell>
          <table:table-cell table:formula="of:=1 / (1 - ([.C16]/(ABS([.C16])+300)) ^ 0.5) - 1" office:value-type="percentage" office:value="0" calcext:value-type="percentage">
            <text:p>0,0%</text:p>
          </table:table-cell>
          <table:table-cell table:style-name="Default"/>
          <table:table-cell table:formula="of:=([.C16] - [.$E$3])/(ABS([.C16] - [.$E$3] * [.$E$2]) + 100)" office:value-type="percentage" office:value="-0.0188679245283019" calcext:value-type="percentage">
            <text:p>-1,9%</text:p>
          </table:table-cell>
          <table:table-cell table:style-name="ce2" table:formula="of:=1/((1-[.D16])/(1-[.G16])) - 1" office:value-type="string" office:string-value="" calcext:value-type="error">
            <text:p>#ДЕЛ/0!</text:p>
          </table:table-cell>
          <table:table-cell table:style-name="ce6"/>
          <table:table-cell table:formula="of:=1-[.D16]" office:value-type="percentage" office:value="0" calcext:value-type="percentage">
            <text:p>0,0%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1 / (1 - [.C17]/(ABS([.C17])+100))" office:value-type="percentage" office:value="1.1" calcext:value-type="percentage">
            <text:p>110,0%</text:p>
          </table:table-cell>
          <table:table-cell table:formula="of:=1 / (1 - ([.C17]/(ABS([.C17])+300)) ^ 0.5) - 1" office:value-type="percentage" office:value="0.218925478761001" calcext:value-type="percentage">
            <text:p>21,9%</text:p>
          </table:table-cell>
          <table:table-cell table:formula="of:=1 - [.E16]/[.E17]" office:value-type="percentage" office:value="1" calcext:value-type="percentage">
            <text:p>100,00%</text:p>
          </table:table-cell>
          <table:table-cell table:formula="of:=([.C17] - [.$E$3])/(ABS([.C17] - [.$E$3] * [.$E$2]) + 100)" office:value-type="percentage" office:value="-0.0170132325141777" calcext:value-type="percentage">
            <text:p>-1,7%</text:p>
          </table:table-cell>
          <table:table-cell table:style-name="ce2" table:formula="of:=1/((1-[.D17])/(1-[.G17])) - 1" office:value-type="percentage" office:value="-11.1701323251418" calcext:value-type="percentage">
            <text:p>-1117,0%</text:p>
          </table:table-cell>
          <table:table-cell table:style-name="ce6"/>
          <table:table-cell table:formula="of:=1-[.D17]" office:value-type="percentage" office:value="-0.1" calcext:value-type="percentage">
            <text:p>-10,0%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1 / (1 - [.C18]/(ABS([.C18])+100))" office:value-type="percentage" office:value="1.2" calcext:value-type="percentage">
            <text:p>120,0%</text:p>
          </table:table-cell>
          <table:table-cell table:formula="of:=1 / (1 - ([.C18]/(ABS([.C18])+300)) ^ 0.5) - 1" office:value-type="percentage" office:value="0.333333333333333" calcext:value-type="percentage">
            <text:p>33,3%</text:p>
          </table:table-cell>
          <table:table-cell table:formula="of:=1 - [.E17]/[.E18]" office:value-type="percentage" office:value="0.343223563716997" calcext:value-type="percentage">
            <text:p>34,32%</text:p>
          </table:table-cell>
          <table:table-cell table:formula="of:=([.C18] - [.$E$3])/(ABS([.C18] - [.$E$3] * [.$E$2]) + 100)" office:value-type="percentage" office:value="-0.0151515151515152" calcext:value-type="percentage">
            <text:p>-1,5%</text:p>
          </table:table-cell>
          <table:table-cell table:style-name="ce2" table:formula="of:=1/((1-[.D18])/(1-[.G18])) - 1" office:value-type="percentage" office:value="-6.07575757575758" calcext:value-type="percentage">
            <text:p>-607,6%</text:p>
          </table:table-cell>
          <table:table-cell table:style-name="ce6"/>
          <table:table-cell table:formula="of:=1-[.D18]" office:value-type="percentage" office:value="-0.2" calcext:value-type="percentage">
            <text:p>-20,0%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1 / (1 - [.C19]/(ABS([.C19])+100))" office:value-type="percentage" office:value="1.3" calcext:value-type="percentage">
            <text:p>130,0%</text:p>
          </table:table-cell>
          <table:table-cell table:formula="of:=1 / (1 - ([.C19]/(ABS([.C19])+300)) ^ 0.5) - 1" office:value-type="percentage" office:value="0.43166247903554" calcext:value-type="percentage">
            <text:p>43,2%</text:p>
          </table:table-cell>
          <table:table-cell table:formula="of:=1 - [.E18]/[.E19]" office:value-type="percentage" office:value="0.2277917365482" calcext:value-type="percentage">
            <text:p>22,78%</text:p>
          </table:table-cell>
          <table:table-cell table:formula="of:=([.C19] - [.$E$3])/(ABS([.C19] - [.$E$3] * [.$E$2]) + 100)" office:value-type="percentage" office:value="-0.0132827324478178" calcext:value-type="percentage">
            <text:p>-1,3%</text:p>
          </table:table-cell>
          <table:table-cell table:style-name="ce2" table:formula="of:=1/((1-[.D19])/(1-[.G19])) - 1" office:value-type="percentage" office:value="-4.37760910815939" calcext:value-type="percentage">
            <text:p>-437,8%</text:p>
          </table:table-cell>
          <table:table-cell table:style-name="ce6"/>
          <table:table-cell table:formula="of:=1-[.D19]" office:value-type="percentage" office:value="-0.3" calcext:value-type="percentage">
            <text:p>-30,0%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1 / (1 - [.C20]/(ABS([.C20])+100))" office:value-type="percentage" office:value="1.4" calcext:value-type="percentage">
            <text:p>140,0%</text:p>
          </table:table-cell>
          <table:table-cell table:formula="of:=1 / (1 - ([.C20]/(ABS([.C20])+300)) ^ 0.5) - 1" office:value-type="percentage" office:value="0.522063459656353" calcext:value-type="percentage">
            <text:p>52,2%</text:p>
          </table:table-cell>
          <table:table-cell table:formula="of:=1 - [.E19]/[.E20]" office:value-type="percentage" office:value="0.173160904002589" calcext:value-type="percentage">
            <text:p>17,32%</text:p>
          </table:table-cell>
          <table:table-cell table:formula="of:=([.C20] - [.$E$3])/(ABS([.C20] - [.$E$3] * [.$E$2]) + 100)" office:value-type="percentage" office:value="-0.0114068441064639" calcext:value-type="percentage">
            <text:p>-1,1%</text:p>
          </table:table-cell>
          <table:table-cell table:style-name="ce2" table:formula="of:=1/((1-[.D20])/(1-[.G20])) - 1" office:value-type="percentage" office:value="-3.52851711026616" calcext:value-type="percentage">
            <text:p>-352,9%</text:p>
          </table:table-cell>
          <table:table-cell table:style-name="ce6"/>
          <table:table-cell table:formula="of:=1-[.D20]" office:value-type="percentage" office:value="-0.4" calcext:value-type="percentage">
            <text:p>-40,0%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1 / (1 - [.C21]/(ABS([.C21])+100))" office:value-type="percentage" office:value="1.5" calcext:value-type="percentage">
            <text:p>150,0%</text:p>
          </table:table-cell>
          <table:table-cell table:formula="of:=1 / (1 - ([.C21]/(ABS([.C21])+300)) ^ 0.5) - 1" office:value-type="percentage" office:value="0.607625218510765" calcext:value-type="percentage">
            <text:p>60,8%</text:p>
          </table:table-cell>
          <table:table-cell table:formula="of:=1 - [.E20]/[.E21]" office:value-type="percentage" office:value="0.140813376811641" calcext:value-type="percentage">
            <text:p>14,08%</text:p>
          </table:table-cell>
          <table:table-cell table:formula="of:=([.C21] - [.$E$3])/(ABS([.C21] - [.$E$3] * [.$E$2]) + 100)" office:value-type="percentage" office:value="-0.00952380952380953" calcext:value-type="percentage">
            <text:p>-1,0%</text:p>
          </table:table-cell>
          <table:table-cell table:style-name="ce2" table:formula="of:=1/((1-[.D21])/(1-[.G21])) - 1" office:value-type="percentage" office:value="-3.01904761904762" calcext:value-type="percentage">
            <text:p>-301,9%</text:p>
          </table:table-cell>
          <table:table-cell table:style-name="ce6"/>
          <table:table-cell table:formula="of:=1-[.D21]" office:value-type="percentage" office:value="-0.5" calcext:value-type="percentage">
            <text:p>-50,0%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1 / (1 - [.C22]/(ABS([.C22])+100))" office:value-type="percentage" office:value="1.6" calcext:value-type="percentage">
            <text:p>160,0%</text:p>
          </table:table-cell>
          <table:table-cell table:formula="of:=1 / (1 - ([.C22]/(ABS([.C22])+300)) ^ 0.5) - 1" office:value-type="percentage" office:value="0.689897948556636" calcext:value-type="percentage">
            <text:p>69,0%</text:p>
          </table:table-cell>
          <table:table-cell table:formula="of:=1 - [.E21]/[.E22]" office:value-type="percentage" office:value="0.119253478312259" calcext:value-type="percentage">
            <text:p>11,93%</text:p>
          </table:table-cell>
          <table:table-cell table:formula="of:=([.C22] - [.$E$3])/(ABS([.C22] - [.$E$3] * [.$E$2]) + 100)" office:value-type="percentage" office:value="-0.00763358778625954" calcext:value-type="percentage">
            <text:p>-0,8%</text:p>
          </table:table-cell>
          <table:table-cell table:style-name="ce2" table:formula="of:=1/((1-[.D22])/(1-[.G22])) - 1" office:value-type="percentage" office:value="-2.6793893129771" calcext:value-type="percentage">
            <text:p>-267,9%</text:p>
          </table:table-cell>
          <table:table-cell table:style-name="ce6"/>
          <table:table-cell table:formula="of:=1-[.D22]" office:value-type="percentage" office:value="-0.6" calcext:value-type="percentage">
            <text:p>-60,0%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1 / (1 - [.C23]/(ABS([.C23])+100))" office:value-type="percentage" office:value="1.7" calcext:value-type="percentage">
            <text:p>170,0%</text:p>
          </table:table-cell>
          <table:table-cell table:formula="of:=1 / (1 - ([.C23]/(ABS([.C23])+300)) ^ 0.5) - 1" office:value-type="percentage" office:value="0.769782564647703" calcext:value-type="percentage">
            <text:p>77,0%</text:p>
          </table:table-cell>
          <table:table-cell table:formula="of:=1 - [.E22]/[.E23]" office:value-type="percentage" office:value="0.103775559177061" calcext:value-type="percentage">
            <text:p>10,38%</text:p>
          </table:table-cell>
          <table:table-cell table:formula="of:=([.C23] - [.$E$3])/(ABS([.C23] - [.$E$3] * [.$E$2]) + 100)" office:value-type="percentage" office:value="-0.00573613766730402" calcext:value-type="percentage">
            <text:p>-0,6%</text:p>
          </table:table-cell>
          <table:table-cell table:style-name="ce2" table:formula="of:=1/((1-[.D23])/(1-[.G23])) - 1" office:value-type="percentage" office:value="-2.43676591095329" calcext:value-type="percentage">
            <text:p>-243,7%</text:p>
          </table:table-cell>
          <table:table-cell table:style-name="ce6"/>
          <table:table-cell table:formula="of:=1-[.D23]" office:value-type="percentage" office:value="-0.7" calcext:value-type="percentage">
            <text:p>-70,0%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1 / (1 - [.C24]/(ABS([.C24])+100))" office:value-type="percentage" office:value="1.8" calcext:value-type="percentage">
            <text:p>180,0%</text:p>
          </table:table-cell>
          <table:table-cell table:formula="of:=1 / (1 - ([.C24]/(ABS([.C24])+300)) ^ 0.5) - 1" office:value-type="percentage" office:value="0.84785319247209" calcext:value-type="percentage">
            <text:p>84,8%</text:p>
          </table:table-cell>
          <table:table-cell table:formula="of:=1 - [.E23]/[.E24]" office:value-type="percentage" office:value="0.0920803607482521" calcext:value-type="percentage">
            <text:p>9,21%</text:p>
          </table:table-cell>
          <table:table-cell table:formula="of:=([.C24] - [.$E$3])/(ABS([.C24] - [.$E$3] * [.$E$2]) + 100)" office:value-type="percentage" office:value="-0.00383141762452107" calcext:value-type="percentage">
            <text:p>-0,4%</text:p>
          </table:table-cell>
          <table:table-cell table:style-name="ce2" table:formula="of:=1/((1-[.D24])/(1-[.G24])) - 1" office:value-type="percentage" office:value="-2.25478927203065" calcext:value-type="percentage">
            <text:p>-225,5%</text:p>
          </table:table-cell>
          <table:table-cell table:style-name="ce6"/>
          <table:table-cell table:formula="of:=1-[.D24]" office:value-type="percentage" office:value="-0.8" calcext:value-type="percentage">
            <text:p>-80,0%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1 / (1 - [.C25]/(ABS([.C25])+100))" office:value-type="percentage" office:value="1.9" calcext:value-type="percentage">
            <text:p>190,0%</text:p>
          </table:table-cell>
          <table:table-cell table:formula="of:=1 / (1 - ([.C25]/(ABS([.C25])+300)) ^ 0.5) - 1" office:value-type="percentage" office:value="0.92449979983984" calcext:value-type="percentage">
            <text:p>92,4%</text:p>
          </table:table-cell>
          <table:table-cell table:formula="of:=1 - [.E24]/[.E25]" office:value-type="percentage" office:value="0.0829060291641256" calcext:value-type="percentage">
            <text:p>8,29%</text:p>
          </table:table-cell>
          <table:table-cell table:formula="of:=([.C25] - [.$E$3])/(ABS([.C25] - [.$E$3] * [.$E$2]) + 100)" office:value-type="percentage" office:value="-0.00191938579654511" calcext:value-type="percentage">
            <text:p>-0,2%</text:p>
          </table:table-cell>
          <table:table-cell table:style-name="ce2" table:formula="of:=1/((1-[.D25])/(1-[.G25])) - 1" office:value-type="percentage" office:value="-2.11324376199616" calcext:value-type="percentage">
            <text:p>-211,3%</text:p>
          </table:table-cell>
          <table:table-cell table:style-name="ce6"/>
          <table:table-cell table:formula="of:=1-[.D25]" office:value-type="percentage" office:value="-0.9" calcext:value-type="percentage">
            <text:p>-90,0%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1 / (1 - [.C26]/(ABS([.C26])+100))" office:value-type="percentage" office:value="2" calcext:value-type="percentage">
            <text:p>200,0%</text:p>
          </table:table-cell>
          <table:table-cell table:formula="of:=1 / (1 - ([.C26]/(ABS([.C26])+300)) ^ 0.5) - 1" office:value-type="percentage" office:value="1" calcext:value-type="percentage">
            <text:p>100,0%</text:p>
          </table:table-cell>
          <table:table-cell table:formula="of:=1 - [.E25]/[.E26]" office:value-type="percentage" office:value="0.0755002001601599" calcext:value-type="percentage">
            <text:p>7,55%</text:p>
          </table:table-cell>
          <table:table-cell table:formula="of:=([.C26] - [.$E$3])/(ABS([.C26] - [.$E$3] * [.$E$2]) + 100)" office:value-type="percentage" office:value="0" calcext:value-type="percentage">
            <text:p>0,0%</text:p>
          </table:table-cell>
          <table:table-cell table:style-name="ce2" table:formula="of:=1/((1-[.D26])/(1-[.G26])) - 1" office:value-type="percentage" office:value="-2" calcext:value-type="percentage">
            <text:p>-200,0%</text:p>
          </table:table-cell>
          <table:table-cell table:style-name="ce6"/>
          <table:table-cell table:formula="of:=1-[.D26]" office:value-type="percentage" office:value="-1" calcext:value-type="percentage">
            <text:p>-100,0%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formula="of:=1 / (1 - [.C27]/(ABS([.C27])+100))" office:value-type="percentage" office:value="2.1" calcext:value-type="percentage">
            <text:p>210,0%</text:p>
          </table:table-cell>
          <table:table-cell table:formula="of:=1 / (1 - ([.C27]/(ABS([.C27])+300)) ^ 0.5) - 1" office:value-type="percentage" office:value="1.07455868605318" calcext:value-type="percentage">
            <text:p>107,5%</text:p>
          </table:table-cell>
          <table:table-cell table:formula="of:=1 - [.E26]/[.E27]" office:value-type="percentage" office:value="0.0693854016731543" calcext:value-type="percentage">
            <text:p>6,94%</text:p>
          </table:table-cell>
          <table:table-cell table:formula="of:=([.C27] - [.$E$3])/(ABS([.C27] - [.$E$3] * [.$E$2]) + 100)" office:value-type="percentage" office:value="0.00192678227360308" calcext:value-type="percentage">
            <text:p>0,2%</text:p>
          </table:table-cell>
          <table:table-cell table:style-name="ce2" table:formula="of:=1/((1-[.D27])/(1-[.G27])) - 1" office:value-type="percentage" office:value="-1.90733928884218" calcext:value-type="percentage">
            <text:p>-190,7%</text:p>
          </table:table-cell>
          <table:table-cell table:style-name="ce6"/>
          <table:table-cell table:formula="of:=1-[.D27]" office:value-type="percentage" office:value="-1.1" calcext:value-type="percentage">
            <text:p>-110,0%</text:p>
          </table:table-cell>
        </table:table-row>
        <table:table-row table:style-name="ro2">
          <table:table-cell table:number-columns-repeated="2"/>
          <table:table-cell office:value-type="float" office:value="120" calcext:value-type="float">
            <text:p>120</text:p>
          </table:table-cell>
          <table:table-cell table:formula="of:=1 / (1 - [.C28]/(ABS([.C28])+100))" office:value-type="percentage" office:value="2.2" calcext:value-type="percentage">
            <text:p>220,0%</text:p>
          </table:table-cell>
          <table:table-cell table:formula="of:=1 / (1 - ([.C28]/(ABS([.C28])+300)) ^ 0.5) - 1" office:value-type="percentage" office:value="1.14833147735479" calcext:value-type="percentage">
            <text:p>114,8%</text:p>
          </table:table-cell>
          <table:table-cell table:formula="of:=1 - [.E27]/[.E28]" office:value-type="percentage" office:value="0.0642434634566922" calcext:value-type="percentage">
            <text:p>6,42%</text:p>
          </table:table-cell>
          <table:table-cell table:formula="of:=([.C28] - [.$E$3])/(ABS([.C28] - [.$E$3] * [.$E$2]) + 100)" office:value-type="percentage" office:value="0.00386100386100386" calcext:value-type="percentage">
            <text:p>0,4%</text:p>
          </table:table-cell>
          <table:table-cell table:formula="of:=1/((1-[.D28])/(1-[.G28])) - 1" office:value-type="percentage" office:value="-1.83011583011583" calcext:value-type="percentage">
            <text:p>-183,0%</text:p>
          </table:table-cell>
          <table:table-cell/>
          <table:table-cell table:formula="of:=1-[.D28]" office:value-type="percentage" office:value="-1.2" calcext:value-type="percentage">
            <text:p>-120,0%</text:p>
          </table:table-cell>
        </table:table-row>
        <table:table-row table:style-name="ro2">
          <table:table-cell table:number-columns-repeated="2"/>
          <table:table-cell office:value-type="float" office:value="130" calcext:value-type="float">
            <text:p>130</text:p>
          </table:table-cell>
          <table:table-cell table:formula="of:=1 / (1 - [.C29]/(ABS([.C29])+100))" office:value-type="percentage" office:value="2.3" calcext:value-type="percentage">
            <text:p>230,0%</text:p>
          </table:table-cell>
          <table:table-cell table:formula="of:=1 / (1 - ([.C29]/(ABS([.C29])+300)) ^ 0.5) - 1" office:value-type="percentage" office:value="1.22143936116913" calcext:value-type="percentage">
            <text:p>122,1%</text:p>
          </table:table-cell>
          <table:table-cell table:formula="of:=1 - [.E28]/[.E29]" office:value-type="percentage" office:value="0.0598538790696583" calcext:value-type="percentage">
            <text:p>5,99%</text:p>
          </table:table-cell>
          <table:table-cell table:formula="of:=([.C29] - [.$E$3])/(ABS([.C29] - [.$E$3] * [.$E$2]) + 100)" office:value-type="percentage" office:value="0.00580270793036751" calcext:value-type="percentage">
            <text:p>0,6%</text:p>
          </table:table-cell>
          <table:table-cell table:formula="of:=1/((1-[.D29])/(1-[.G29])) - 1" office:value-type="percentage" office:value="-1.76476714774587" calcext:value-type="percentage">
            <text:p>-176,5%</text:p>
          </table:table-cell>
          <table:table-cell/>
          <table:table-cell table:formula="of:=1-[.D29]" office:value-type="percentage" office:value="-1.3" calcext:value-type="percentage">
            <text:p>-130,0%</text:p>
          </table:table-cell>
        </table:table-row>
        <table:table-row table:style-name="ro2">
          <table:table-cell table:number-columns-repeated="2"/>
          <table:table-cell office:value-type="float" office:value="140" calcext:value-type="float">
            <text:p>140</text:p>
          </table:table-cell>
          <table:table-cell table:formula="of:=1 / (1 - [.C30]/(ABS([.C30])+100))" office:value-type="percentage" office:value="2.4" calcext:value-type="percentage">
            <text:p>240,0%</text:p>
          </table:table-cell>
          <table:table-cell table:formula="of:=1 / (1 - ([.C30]/(ABS([.C30])+300)) ^ 0.5) - 1" office:value-type="percentage" office:value="1.29397824306606" calcext:value-type="percentage">
            <text:p>129,4%</text:p>
          </table:table-cell>
          <table:table-cell table:formula="of:=1 - [.E29]/[.E30]" office:value-type="percentage" office:value="0.0560588111010675" calcext:value-type="percentage">
            <text:p>5,61%</text:p>
          </table:table-cell>
          <table:table-cell table:formula="of:=([.C30] - [.$E$3])/(ABS([.C30] - [.$E$3] * [.$E$2]) + 100)" office:value-type="percentage" office:value="0.00775193798449612" calcext:value-type="percentage">
            <text:p>0,8%</text:p>
          </table:table-cell>
          <table:table-cell table:formula="of:=1/((1-[.D30])/(1-[.G30])) - 1" office:value-type="percentage" office:value="-1.70874861572536" calcext:value-type="percentage">
            <text:p>-170,9%</text:p>
          </table:table-cell>
          <table:table-cell/>
          <table:table-cell table:formula="of:=1-[.D30]" office:value-type="percentage" office:value="-1.4" calcext:value-type="percentage">
            <text:p>-140,0%</text:p>
          </table:table-cell>
        </table:table-row>
        <table:table-row table:style-name="ro2">
          <table:table-cell table:number-columns-repeated="2"/>
          <table:table-cell office:value-type="float" office:value="150" calcext:value-type="float">
            <text:p>150</text:p>
          </table:table-cell>
          <table:table-cell table:formula="of:=1 / (1 - [.C31]/(ABS([.C31])+100))" office:value-type="percentage" office:value="2.5" calcext:value-type="percentage">
            <text:p>250,0%</text:p>
          </table:table-cell>
          <table:table-cell table:formula="of:=1 / (1 - ([.C31]/(ABS([.C31])+300)) ^ 0.5) - 1" office:value-type="percentage" office:value="1.36602540378444" calcext:value-type="percentage">
            <text:p>136,6%</text:p>
          </table:table-cell>
          <table:table-cell table:formula="of:=1 - [.E30]/[.E31]" office:value-type="percentage" office:value="0.0527421821869357" calcext:value-type="percentage">
            <text:p>5,27%</text:p>
          </table:table-cell>
          <table:table-cell table:formula="of:=([.C31] - [.$E$3])/(ABS([.C31] - [.$E$3] * [.$E$2]) + 100)" office:value-type="percentage" office:value="0.00970873786407767" calcext:value-type="percentage">
            <text:p>1,0%</text:p>
          </table:table-cell>
          <table:table-cell table:formula="of:=1/((1-[.D31])/(1-[.G31])) - 1" office:value-type="percentage" office:value="-1.66019417475728" calcext:value-type="percentage">
            <text:p>-166,0%</text:p>
          </table:table-cell>
          <table:table-cell/>
          <table:table-cell table:formula="of:=1-[.D31]" office:value-type="percentage" office:value="-1.5" calcext:value-type="percentage">
            <text:p>-150,0%</text:p>
          </table:table-cell>
        </table:table-row>
        <table:table-row table:style-name="ro2">
          <table:table-cell table:number-columns-repeated="2"/>
          <table:table-cell office:value-type="float" office:value="160" calcext:value-type="float">
            <text:p>160</text:p>
          </table:table-cell>
          <table:table-cell table:formula="of:=1 / (1 - [.C32]/(ABS([.C32])+100))" office:value-type="percentage" office:value="2.6" calcext:value-type="percentage">
            <text:p>260,0%</text:p>
          </table:table-cell>
          <table:table-cell table:formula="of:=1 / (1 - ([.C32]/(ABS([.C32])+300)) ^ 0.5) - 1" office:value-type="percentage" office:value="1.43764399775004" calcext:value-type="percentage">
            <text:p>143,8%</text:p>
          </table:table-cell>
          <table:table-cell table:formula="of:=1 - [.E31]/[.E32]" office:value-type="percentage" office:value="0.0498166403349392" calcext:value-type="percentage">
            <text:p>4,98%</text:p>
          </table:table-cell>
          <table:table-cell table:formula="of:=([.C32] - [.$E$3])/(ABS([.C32] - [.$E$3] * [.$E$2]) + 100)" office:value-type="percentage" office:value="0.0116731517509728" calcext:value-type="percentage">
            <text:p>1,2%</text:p>
          </table:table-cell>
          <table:table-cell table:formula="of:=1/((1-[.D32])/(1-[.G32])) - 1" office:value-type="percentage" office:value="-1.61770428015564" calcext:value-type="percentage">
            <text:p>-161,8%</text:p>
          </table:table-cell>
          <table:table-cell/>
          <table:table-cell table:formula="of:=1-[.D32]" office:value-type="percentage" office:value="-1.6" calcext:value-type="percentage">
            <text:p>-160,0%</text:p>
          </table:table-cell>
        </table:table-row>
        <table:table-row table:style-name="ro2">
          <table:table-cell table:number-columns-repeated="2"/>
          <table:table-cell office:value-type="float" office:value="170" calcext:value-type="float">
            <text:p>170</text:p>
          </table:table-cell>
          <table:table-cell table:formula="of:=1 / (1 - [.C33]/(ABS([.C33])+100))" office:value-type="percentage" office:value="2.7" calcext:value-type="percentage">
            <text:p>270,0%</text:p>
          </table:table-cell>
          <table:table-cell table:formula="of:=1 / (1 - ([.C33]/(ABS([.C33])+300)) ^ 0.5) - 1" office:value-type="percentage" office:value="1.50888626834017" calcext:value-type="percentage">
            <text:p>150,9%</text:p>
          </table:table-cell>
          <table:table-cell table:formula="of:=1 - [.E32]/[.E33]" office:value-type="percentage" office:value="0.0472151361470765" calcext:value-type="percentage">
            <text:p>4,72%</text:p>
          </table:table-cell>
          <table:table-cell table:formula="of:=([.C33] - [.$E$3])/(ABS([.C33] - [.$E$3] * [.$E$2]) + 100)" office:value-type="percentage" office:value="0.01364522417154" calcext:value-type="percentage">
            <text:p>1,4%</text:p>
          </table:table-cell>
          <table:table-cell table:formula="of:=1/((1-[.D33])/(1-[.G33])) - 1" office:value-type="percentage" office:value="-1.5802086916638" calcext:value-type="percentage">
            <text:p>-158,0%</text:p>
          </table:table-cell>
          <table:table-cell/>
          <table:table-cell table:formula="of:=1-[.D33]" office:value-type="percentage" office:value="-1.7" calcext:value-type="percentage">
            <text:p>-170,0%</text:p>
          </table:table-cell>
        </table:table-row>
        <table:table-row table:style-name="ro2">
          <table:table-cell table:number-columns-repeated="2"/>
          <table:table-cell office:value-type="float" office:value="180" calcext:value-type="float">
            <text:p>180</text:p>
          </table:table-cell>
          <table:table-cell table:formula="of:=1 / (1 - [.C34]/(ABS([.C34])+100))" office:value-type="percentage" office:value="2.8" calcext:value-type="percentage">
            <text:p>280,0%</text:p>
          </table:table-cell>
          <table:table-cell table:formula="of:=1 / (1 - ([.C34]/(ABS([.C34])+300)) ^ 0.5) - 1" office:value-type="percentage" office:value="1.57979589711327" calcext:value-type="percentage">
            <text:p>158,0%</text:p>
          </table:table-cell>
          <table:table-cell table:formula="of:=1 - [.E33]/[.E34]" office:value-type="percentage" office:value="0.0448853101230807" calcext:value-type="percentage">
            <text:p>4,49%</text:p>
          </table:table-cell>
          <table:table-cell table:formula="of:=([.C34] - [.$E$3])/(ABS([.C34] - [.$E$3] * [.$E$2]) + 100)" office:value-type="percentage" office:value="0.015625" calcext:value-type="percentage">
            <text:p>1,6%</text:p>
          </table:table-cell>
          <table:table-cell table:formula="of:=1/((1-[.D34])/(1-[.G34])) - 1" office:value-type="percentage" office:value="-1.546875" calcext:value-type="percentage">
            <text:p>-154,7%</text:p>
          </table:table-cell>
          <table:table-cell/>
          <table:table-cell table:formula="of:=1-[.D34]" office:value-type="percentage" office:value="-1.8" calcext:value-type="percentage">
            <text:p>-180,0%</text:p>
          </table:table-cell>
        </table:table-row>
        <table:table-row table:style-name="ro2">
          <table:table-cell table:number-columns-repeated="2"/>
          <table:table-cell office:value-type="float" office:value="190" calcext:value-type="float">
            <text:p>190</text:p>
          </table:table-cell>
          <table:table-cell table:formula="of:=1 / (1 - [.C35]/(ABS([.C35])+100))" office:value-type="percentage" office:value="2.9" calcext:value-type="percentage">
            <text:p>290,0%</text:p>
          </table:table-cell>
          <table:table-cell table:formula="of:=1 / (1 - ([.C35]/(ABS([.C35])+300)) ^ 0.5) - 1" office:value-type="percentage" office:value="1.65040975349282" calcext:value-type="percentage">
            <text:p>165,0%</text:p>
          </table:table-cell>
          <table:table-cell table:formula="of:=1 - [.E34]/[.E35]" office:value-type="percentage" office:value="0.0427856513996662" calcext:value-type="percentage">
            <text:p>4,28%</text:p>
          </table:table-cell>
          <table:table-cell table:formula="of:=([.C35] - [.$E$3])/(ABS([.C35] - [.$E$3] * [.$E$2]) + 100)" office:value-type="percentage" office:value="0.0176125244618395" calcext:value-type="percentage">
            <text:p>1,8%</text:p>
          </table:table-cell>
          <table:table-cell table:formula="of:=1/((1-[.D35])/(1-[.G35])) - 1" office:value-type="percentage" office:value="-1.51704603975693" calcext:value-type="percentage">
            <text:p>-151,7%</text:p>
          </table:table-cell>
          <table:table-cell/>
          <table:table-cell table:formula="of:=1-[.D35]" office:value-type="percentage" office:value="-1.9" calcext:value-type="percentage">
            <text:p>-190,0%</text:p>
          </table:table-cell>
        </table:table-row>
        <table:table-row table:style-name="ro2">
          <table:table-cell table:number-columns-repeated="2"/>
          <table:table-cell office:value-type="float" office:value="200" calcext:value-type="float">
            <text:p>200</text:p>
          </table:table-cell>
          <table:table-cell table:formula="of:=1 / (1 - [.C36]/(ABS([.C36])+100))" office:value-type="percentage" office:value="3" calcext:value-type="percentage">
            <text:p>300,0%</text:p>
          </table:table-cell>
          <table:table-cell table:formula="of:=1 / (1 - ([.C36]/(ABS([.C36])+300)) ^ 0.5) - 1" office:value-type="percentage" office:value="1.72075922005613" calcext:value-type="percentage">
            <text:p>172,1%</text:p>
          </table:table-cell>
          <table:table-cell table:formula="of:=1 - [.E35]/[.E36]" office:value-type="percentage" office:value="0.0408828066956444" calcext:value-type="percentage">
            <text:p>4,09%</text:p>
          </table:table-cell>
          <table:table-cell table:formula="of:=([.C36] - [.$E$3])/(ABS([.C36] - [.$E$3] * [.$E$2]) + 100)" office:value-type="percentage" office:value="0.0196078431372549" calcext:value-type="percentage">
            <text:p>2,0%</text:p>
          </table:table-cell>
          <table:table-cell table:formula="of:=1/((1-[.D36])/(1-[.G36])) - 1" office:value-type="percentage" office:value="-1.49019607843137" calcext:value-type="percentage">
            <text:p>-149,0%</text:p>
          </table:table-cell>
          <table:table-cell/>
          <table:table-cell table:formula="of:=1-[.D36]" office:value-type="percentage" office:value="-2" calcext:value-type="percentage">
            <text:p>-200,0%</text:p>
          </table:table-cell>
        </table:table-row>
        <table:table-row table:style-name="ro2">
          <table:table-cell table:number-columns-repeated="2"/>
          <table:table-cell office:value-type="float" office:value="210" calcext:value-type="float">
            <text:p>210</text:p>
          </table:table-cell>
          <table:table-cell table:formula="of:=1 / (1 - [.C37]/(ABS([.C37])+100))" office:value-type="percentage" office:value="3.1" calcext:value-type="percentage">
            <text:p>310,0%</text:p>
          </table:table-cell>
          <table:table-cell table:formula="of:=1 / (1 - ([.C37]/(ABS([.C37])+300)) ^ 0.5) - 1" office:value-type="percentage" office:value="1.79087121146357" calcext:value-type="percentage">
            <text:p>179,1%</text:p>
          </table:table-cell>
          <table:table-cell table:formula="of:=1 - [.E36]/[.E37]" office:value-type="percentage" office:value="0.0391496557422162" calcext:value-type="percentage">
            <text:p>3,91%</text:p>
          </table:table-cell>
          <table:table-cell table:formula="of:=([.C37] - [.$E$3])/(ABS([.C37] - [.$E$3] * [.$E$2]) + 100)" office:value-type="percentage" office:value="0.0216110019646365" calcext:value-type="percentage">
            <text:p>2,2%</text:p>
          </table:table-cell>
          <table:table-cell table:formula="of:=1/((1-[.D37])/(1-[.G37])) - 1" office:value-type="percentage" office:value="-1.46589952287398" calcext:value-type="percentage">
            <text:p>-146,6%</text:p>
          </table:table-cell>
          <table:table-cell/>
          <table:table-cell table:formula="of:=1-[.D37]" office:value-type="percentage" office:value="-2.1" calcext:value-type="percentage">
            <text:p>-210,0%</text:p>
          </table:table-cell>
        </table:table-row>
        <table:table-row table:style-name="ro2">
          <table:table-cell table:number-columns-repeated="2"/>
          <table:table-cell office:value-type="float" office:value="220" calcext:value-type="float">
            <text:p>220</text:p>
          </table:table-cell>
          <table:table-cell table:formula="of:=1 / (1 - [.C38]/(ABS([.C38])+100))" office:value-type="percentage" office:value="3.2" calcext:value-type="percentage">
            <text:p>320,0%</text:p>
          </table:table-cell>
          <table:table-cell table:formula="of:=1 / (1 - ([.C38]/(ABS([.C38])+300)) ^ 0.5) - 1" office:value-type="percentage" office:value="1.86076896835252" calcext:value-type="percentage">
            <text:p>186,1%</text:p>
          </table:table-cell>
          <table:table-cell table:formula="of:=1 - [.E37]/[.E38]" office:value-type="percentage" office:value="0.0375639093717436" calcext:value-type="percentage">
            <text:p>3,76%</text:p>
          </table:table-cell>
          <table:table-cell table:formula="of:=([.C38] - [.$E$3])/(ABS([.C38] - [.$E$3] * [.$E$2]) + 100)" office:value-type="percentage" office:value="0.0236220472440945" calcext:value-type="percentage">
            <text:p>2,4%</text:p>
          </table:table-cell>
          <table:table-cell table:formula="of:=1/((1-[.D38])/(1-[.G38])) - 1" office:value-type="percentage" office:value="-1.44380816034359" calcext:value-type="percentage">
            <text:p>-144,4%</text:p>
          </table:table-cell>
          <table:table-cell/>
          <table:table-cell table:formula="of:=1-[.D38]" office:value-type="percentage" office:value="-2.2" calcext:value-type="percentage">
            <text:p>-220,0%</text:p>
          </table:table-cell>
        </table:table-row>
        <table:table-row table:style-name="ro2">
          <table:table-cell table:number-columns-repeated="2"/>
          <table:table-cell office:value-type="float" office:value="230" calcext:value-type="float">
            <text:p>230</text:p>
          </table:table-cell>
          <table:table-cell table:formula="of:=1 / (1 - [.C39]/(ABS([.C39])+100))" office:value-type="percentage" office:value="3.3" calcext:value-type="percentage">
            <text:p>330,0%</text:p>
          </table:table-cell>
          <table:table-cell table:formula="of:=1 / (1 - ([.C39]/(ABS([.C39])+300)) ^ 0.5) - 1" office:value-type="percentage" office:value="1.93047268333974" calcext:value-type="percentage">
            <text:p>193,0%</text:p>
          </table:table-cell>
          <table:table-cell table:formula="of:=1 - [.E38]/[.E39]" office:value-type="percentage" office:value="0.0361070713865964" calcext:value-type="percentage">
            <text:p>3,61%</text:p>
          </table:table-cell>
          <table:table-cell table:formula="of:=([.C39] - [.$E$3])/(ABS([.C39] - [.$E$3] * [.$E$2]) + 100)" office:value-type="percentage" office:value="0.0256410256410256" calcext:value-type="percentage">
            <text:p>2,6%</text:p>
          </table:table-cell>
          <table:table-cell table:formula="of:=1/((1-[.D39])/(1-[.G39])) - 1" office:value-type="percentage" office:value="-1.42363433667781" calcext:value-type="percentage">
            <text:p>-142,4%</text:p>
          </table:table-cell>
          <table:table-cell/>
          <table:table-cell table:formula="of:=1-[.D39]" office:value-type="percentage" office:value="-2.3" calcext:value-type="percentage">
            <text:p>-230,0%</text:p>
          </table:table-cell>
        </table:table-row>
        <table:table-row table:style-name="ro2">
          <table:table-cell table:number-columns-repeated="2"/>
          <table:table-cell office:value-type="float" office:value="240" calcext:value-type="float">
            <text:p>240</text:p>
          </table:table-cell>
          <table:table-cell table:formula="of:=1 / (1 - [.C40]/(ABS([.C40])+100))" office:value-type="percentage" office:value="3.4" calcext:value-type="percentage">
            <text:p>340,0%</text:p>
          </table:table-cell>
          <table:table-cell table:formula="of:=1 / (1 - ([.C40]/(ABS([.C40])+300)) ^ 0.5) - 1" office:value-type="percentage" office:value="2" calcext:value-type="percentage">
            <text:p>200,0%</text:p>
          </table:table-cell>
          <table:table-cell table:formula="of:=1 - [.E39]/[.E40]" office:value-type="percentage" office:value="0.0347636583301298" calcext:value-type="percentage">
            <text:p>3,48%</text:p>
          </table:table-cell>
          <table:table-cell table:formula="of:=([.C40] - [.$E$3])/(ABS([.C40] - [.$E$3] * [.$E$2]) + 100)" office:value-type="percentage" office:value="0.0276679841897233" calcext:value-type="percentage">
            <text:p>2,8%</text:p>
          </table:table-cell>
          <table:table-cell table:formula="of:=1/((1-[.D40])/(1-[.G40])) - 1" office:value-type="percentage" office:value="-1.40513833992095" calcext:value-type="percentage">
            <text:p>-140,5%</text:p>
          </table:table-cell>
          <table:table-cell/>
          <table:table-cell table:formula="of:=1-[.D40]" office:value-type="percentage" office:value="-2.4" calcext:value-type="percentage">
            <text:p>-240,0%</text:p>
          </table:table-cell>
        </table:table-row>
        <table:table-row table:style-name="ro2">
          <table:table-cell table:number-columns-repeated="2"/>
          <table:table-cell office:value-type="float" office:value="250" calcext:value-type="float">
            <text:p>250</text:p>
          </table:table-cell>
          <table:table-cell table:formula="of:=1 / (1 - [.C41]/(ABS([.C41])+100))" office:value-type="percentage" office:value="3.5" calcext:value-type="percentage">
            <text:p>350,0%</text:p>
          </table:table-cell>
          <table:table-cell table:formula="of:=1 / (1 - ([.C41]/(ABS([.C41])+300)) ^ 0.5) - 1" office:value-type="percentage" office:value="2.06936641451594" calcext:value-type="percentage">
            <text:p>206,9%</text:p>
          </table:table-cell>
          <table:table-cell table:formula="of:=1 - [.E40]/[.E41]" office:value-type="percentage" office:value="0.0335206051617348" calcext:value-type="percentage">
            <text:p>3,35%</text:p>
          </table:table-cell>
          <table:table-cell table:formula="of:=([.C41] - [.$E$3])/(ABS([.C41] - [.$E$3] * [.$E$2]) + 100)" office:value-type="percentage" office:value="0.0297029702970297" calcext:value-type="percentage">
            <text:p>3,0%</text:p>
          </table:table-cell>
          <table:table-cell table:formula="of:=1/((1-[.D41])/(1-[.G41])) - 1" office:value-type="percentage" office:value="-1.38811881188119" calcext:value-type="percentage">
            <text:p>-138,8%</text:p>
          </table:table-cell>
          <table:table-cell/>
          <table:table-cell table:formula="of:=1-[.D41]" office:value-type="percentage" office:value="-2.5" calcext:value-type="percentage">
            <text:p>-250,0%</text:p>
          </table:table-cell>
        </table:table-row>
        <table:table-row table:style-name="ro2">
          <table:table-cell table:number-columns-repeated="2"/>
          <table:table-cell office:value-type="float" office:value="260" calcext:value-type="float">
            <text:p>260</text:p>
          </table:table-cell>
          <table:table-cell table:formula="of:=1 / (1 - [.C42]/(ABS([.C42])+100))" office:value-type="percentage" office:value="3.6" calcext:value-type="percentage">
            <text:p>360,0%</text:p>
          </table:table-cell>
          <table:table-cell table:formula="of:=1 / (1 - ([.C42]/(ABS([.C42])+300)) ^ 0.5) - 1" office:value-type="percentage" office:value="2.13858560188926" calcext:value-type="percentage">
            <text:p>213,9%</text:p>
          </table:table-cell>
          <table:table-cell table:formula="of:=1 - [.E41]/[.E42]" office:value-type="percentage" office:value="0.0323668069738092" calcext:value-type="percentage">
            <text:p>3,24%</text:p>
          </table:table-cell>
          <table:table-cell table:formula="of:=([.C42] - [.$E$3])/(ABS([.C42] - [.$E$3] * [.$E$2]) + 100)" office:value-type="percentage" office:value="0.0317460317460317" calcext:value-type="percentage">
            <text:p>3,2%</text:p>
          </table:table-cell>
          <table:table-cell table:formula="of:=1/((1-[.D42])/(1-[.G42])) - 1" office:value-type="percentage" office:value="-1.37240537240537" calcext:value-type="percentage">
            <text:p>-137,2%</text:p>
          </table:table-cell>
          <table:table-cell/>
          <table:table-cell table:formula="of:=1-[.D42]" office:value-type="percentage" office:value="-2.6" calcext:value-type="percentage">
            <text:p>-260,0%</text:p>
          </table:table-cell>
        </table:table-row>
        <table:table-row table:style-name="ro2">
          <table:table-cell table:number-columns-repeated="2"/>
          <table:table-cell office:value-type="float" office:value="270" calcext:value-type="float">
            <text:p>270</text:p>
          </table:table-cell>
          <table:table-cell table:formula="of:=1 / (1 - [.C43]/(ABS([.C43])+100))" office:value-type="percentage" office:value="3.7" calcext:value-type="percentage">
            <text:p>370,0%</text:p>
          </table:table-cell>
          <table:table-cell table:formula="of:=1 / (1 - ([.C43]/(ABS([.C43])+300)) ^ 0.5) - 1" office:value-type="percentage" office:value="2.2076696830622" calcext:value-type="percentage">
            <text:p>220,8%</text:p>
          </table:table-cell>
          <table:table-cell table:formula="of:=1 - [.E42]/[.E43]" office:value-type="percentage" office:value="0.0312927616404627" calcext:value-type="percentage">
            <text:p>3,13%</text:p>
          </table:table-cell>
          <table:table-cell table:formula="of:=([.C43] - [.$E$3])/(ABS([.C43] - [.$E$3] * [.$E$2]) + 100)" office:value-type="percentage" office:value="0.0337972166998012" calcext:value-type="percentage">
            <text:p>3,4%</text:p>
          </table:table-cell>
          <table:table-cell table:formula="of:=1/((1-[.D43])/(1-[.G43])) - 1" office:value-type="percentage" office:value="-1.35785288270378" calcext:value-type="percentage">
            <text:p>-135,8%</text:p>
          </table:table-cell>
          <table:table-cell/>
          <table:table-cell table:formula="of:=1-[.D43]" office:value-type="percentage" office:value="-2.7" calcext:value-type="percentage">
            <text:p>-270,0%</text:p>
          </table:table-cell>
        </table:table-row>
        <table:table-row table:style-name="ro2">
          <table:table-cell table:number-columns-repeated="2"/>
          <table:table-cell office:value-type="float" office:value="280" calcext:value-type="float">
            <text:p>280</text:p>
          </table:table-cell>
          <table:table-cell table:formula="of:=1 / (1 - [.C44]/(ABS([.C44])+100))" office:value-type="percentage" office:value="3.8" calcext:value-type="percentage">
            <text:p>380,0%</text:p>
          </table:table-cell>
          <table:table-cell table:formula="of:=1 / (1 - ([.C44]/(ABS([.C44])+300)) ^ 0.5) - 1" office:value-type="percentage" office:value="2.27662944530733" calcext:value-type="percentage">
            <text:p>227,7%</text:p>
          </table:table-cell>
          <table:table-cell table:formula="of:=1 - [.E43]/[.E44]" office:value-type="percentage" office:value="0.0302902882975824" calcext:value-type="percentage">
            <text:p>3,03%</text:p>
          </table:table-cell>
          <table:table-cell table:formula="of:=([.C44] - [.$E$3])/(ABS([.C44] - [.$E$3] * [.$E$2]) + 100)" office:value-type="percentage" office:value="0.0358565737051793" calcext:value-type="percentage">
            <text:p>3,6%</text:p>
          </table:table-cell>
          <table:table-cell table:formula="of:=1/((1-[.D44])/(1-[.G44])) - 1" office:value-type="percentage" office:value="-1.34433693796244" calcext:value-type="percentage">
            <text:p>-134,4%</text:p>
          </table:table-cell>
          <table:table-cell/>
          <table:table-cell table:formula="of:=1-[.D44]" office:value-type="percentage" office:value="-2.8" calcext:value-type="percentage">
            <text:p>-280,0%</text:p>
          </table:table-cell>
        </table:table-row>
        <table:table-row table:style-name="ro2">
          <table:table-cell table:number-columns-repeated="2"/>
          <table:table-cell office:value-type="float" office:value="290" calcext:value-type="float">
            <text:p>290</text:p>
          </table:table-cell>
          <table:table-cell table:formula="of:=1 / (1 - [.C45]/(ABS([.C45])+100))" office:value-type="percentage" office:value="3.9" calcext:value-type="percentage">
            <text:p>390,0%</text:p>
          </table:table-cell>
          <table:table-cell table:formula="of:=1 / (1 - ([.C45]/(ABS([.C45])+300)) ^ 0.5) - 1" office:value-type="percentage" office:value="2.34547452532976" calcext:value-type="percentage">
            <text:p>234,5%</text:p>
          </table:table-cell>
          <table:table-cell table:formula="of:=1 - [.E44]/[.E45]" office:value-type="percentage" office:value="0.0293523034588311" calcext:value-type="percentage">
            <text:p>2,94%</text:p>
          </table:table-cell>
          <table:table-cell table:formula="of:=([.C45] - [.$E$3])/(ABS([.C45] - [.$E$3] * [.$E$2]) + 100)" office:value-type="percentage" office:value="0.0379241516966068" calcext:value-type="percentage">
            <text:p>3,8%</text:p>
          </table:table-cell>
          <table:table-cell table:formula="of:=1/((1-[.D45])/(1-[.G45])) - 1" office:value-type="percentage" office:value="-1.33175029251841" calcext:value-type="percentage">
            <text:p>-133,2%</text:p>
          </table:table-cell>
          <table:table-cell/>
          <table:table-cell table:formula="of:=1-[.D45]" office:value-type="percentage" office:value="-2.9" calcext:value-type="percentage">
            <text:p>-290,0%</text:p>
          </table:table-cell>
        </table:table-row>
        <table:table-row table:style-name="ro2">
          <table:table-cell table:number-columns-repeated="2"/>
          <table:table-cell office:value-type="float" office:value="300" calcext:value-type="float">
            <text:p>300</text:p>
          </table:table-cell>
          <table:table-cell table:formula="of:=1 / (1 - [.C46]/(ABS([.C46])+100))" office:value-type="percentage" office:value="4" calcext:value-type="percentage">
            <text:p>400,0%</text:p>
          </table:table-cell>
          <table:table-cell table:formula="of:=1 / (1 - ([.C46]/(ABS([.C46])+300)) ^ 0.5) - 1" office:value-type="percentage" office:value="2.4142135623731" calcext:value-type="percentage">
            <text:p>241,4%</text:p>
          </table:table-cell>
          <table:table-cell table:formula="of:=1 - [.E45]/[.E46]" office:value-type="percentage" office:value="0.028472641407815" calcext:value-type="percentage">
            <text:p>2,85%</text:p>
          </table:table-cell>
          <table:table-cell table:formula="of:=([.C46] - [.$E$3])/(ABS([.C46] - [.$E$3] * [.$E$2]) + 100)" office:value-type="percentage" office:value="0.04" calcext:value-type="percentage">
            <text:p>4,0%</text:p>
          </table:table-cell>
          <table:table-cell table:formula="of:=1/((1-[.D46])/(1-[.G46])) - 1" office:value-type="percentage" office:value="-1.32" calcext:value-type="percentage">
            <text:p>-132,0%</text:p>
          </table:table-cell>
          <table:table-cell/>
          <table:table-cell table:formula="of:=1-[.D46]" office:value-type="percentage" office:value="-3" calcext:value-type="percentage">
            <text:p>-300,0%</text:p>
          </table:table-cell>
        </table:table-row>
        <table:table-row table:style-name="ro2">
          <table:table-cell table:number-columns-repeated="2"/>
          <table:table-cell office:value-type="float" office:value="310" calcext:value-type="float">
            <text:p>310</text:p>
          </table:table-cell>
          <table:table-cell table:formula="of:=1 / (1 - [.C47]/(ABS([.C47])+100))" office:value-type="percentage" office:value="4.1" calcext:value-type="percentage">
            <text:p>410,0%</text:p>
          </table:table-cell>
          <table:table-cell table:formula="of:=1 / (1 - ([.C47]/(ABS([.C47])+300)) ^ 0.5) - 1" office:value-type="percentage" office:value="2.48285432701059" calcext:value-type="percentage">
            <text:p>248,3%</text:p>
          </table:table-cell>
          <table:table-cell table:formula="of:=1 - [.E46]/[.E47]" office:value-type="percentage" office:value="0.0276459089406759" calcext:value-type="percentage">
            <text:p>2,76%</text:p>
          </table:table-cell>
          <table:table-cell table:formula="of:=([.C47] - [.$E$3])/(ABS([.C47] - [.$E$3] * [.$E$2]) + 100)" office:value-type="percentage" office:value="0.0420841683366734" calcext:value-type="percentage">
            <text:p>4,2%</text:p>
          </table:table-cell>
          <table:table-cell table:formula="of:=1/((1-[.D47])/(1-[.G47])) - 1" office:value-type="percentage" office:value="-1.30900510698817" calcext:value-type="percentage">
            <text:p>-130,9%</text:p>
          </table:table-cell>
          <table:table-cell/>
          <table:table-cell table:formula="of:=1-[.D47]" office:value-type="percentage" office:value="-3.1" calcext:value-type="percentage">
            <text:p>-310,0%</text:p>
          </table:table-cell>
        </table:table-row>
        <table:table-row table:style-name="ro2">
          <table:table-cell table:number-columns-repeated="2"/>
          <table:table-cell office:value-type="float" office:value="320" calcext:value-type="float">
            <text:p>320</text:p>
          </table:table-cell>
          <table:table-cell table:formula="of:=1 / (1 - [.C48]/(ABS([.C48])+100))" office:value-type="percentage" office:value="4.2" calcext:value-type="percentage">
            <text:p>420,0%</text:p>
          </table:table-cell>
          <table:table-cell table:formula="of:=1 / (1 - ([.C48]/(ABS([.C48])+300)) ^ 0.5) - 1" office:value-type="percentage" office:value="2.55140383008801" calcext:value-type="percentage">
            <text:p>255,1%</text:p>
          </table:table-cell>
          <table:table-cell table:formula="of:=1 - [.E47]/[.E48]" office:value-type="percentage" office:value="0.0268673670036186" calcext:value-type="percentage">
            <text:p>2,69%</text:p>
          </table:table-cell>
          <table:table-cell table:formula="of:=([.C48] - [.$E$3])/(ABS([.C48] - [.$E$3] * [.$E$2]) + 100)" office:value-type="percentage" office:value="0.0441767068273092" calcext:value-type="percentage">
            <text:p>4,4%</text:p>
          </table:table-cell>
          <table:table-cell table:formula="of:=1/((1-[.D48])/(1-[.G48])) - 1" office:value-type="percentage" office:value="-1.29869477911647" calcext:value-type="percentage">
            <text:p>-129,9%</text:p>
          </table:table-cell>
          <table:table-cell/>
          <table:table-cell table:formula="of:=1-[.D48]" office:value-type="percentage" office:value="-3.2" calcext:value-type="percentage">
            <text:p>-320,0%</text:p>
          </table:table-cell>
        </table:table-row>
        <table:table-row table:style-name="ro2">
          <table:table-cell table:number-columns-repeated="2"/>
          <table:table-cell office:value-type="float" office:value="330" calcext:value-type="float">
            <text:p>330</text:p>
          </table:table-cell>
          <table:table-cell table:formula="of:=1 / (1 - [.C49]/(ABS([.C49])+100))" office:value-type="percentage" office:value="4.3" calcext:value-type="percentage">
            <text:p>430,0%</text:p>
          </table:table-cell>
          <table:table-cell table:formula="of:=1 / (1 - ([.C49]/(ABS([.C49])+300)) ^ 0.5) - 1" office:value-type="percentage" office:value="2.61986841535707" calcext:value-type="percentage">
            <text:p>262,0%</text:p>
          </table:table-cell>
          <table:table-cell table:formula="of:=1 - [.E48]/[.E49]" office:value-type="percentage" office:value="0.0261328335681809" calcext:value-type="percentage">
            <text:p>2,61%</text:p>
          </table:table-cell>
          <table:table-cell table:formula="of:=([.C49] - [.$E$3])/(ABS([.C49] - [.$E$3] * [.$E$2]) + 100)" office:value-type="percentage" office:value="0.0462776659959759" calcext:value-type="percentage">
            <text:p>4,6%</text:p>
          </table:table-cell>
          <table:table-cell table:formula="of:=1/((1-[.D49])/(1-[.G49])) - 1" office:value-type="percentage" office:value="-1.28900676788001" calcext:value-type="percentage">
            <text:p>-128,9%</text:p>
          </table:table-cell>
          <table:table-cell/>
          <table:table-cell table:formula="of:=1-[.D49]" office:value-type="percentage" office:value="-3.3" calcext:value-type="percentage">
            <text:p>-330,0%</text:p>
          </table:table-cell>
        </table:table-row>
        <table:table-row table:style-name="ro2">
          <table:table-cell table:number-columns-repeated="2"/>
          <table:table-cell office:value-type="float" office:value="340" calcext:value-type="float">
            <text:p>340</text:p>
          </table:table-cell>
          <table:table-cell table:formula="of:=1 / (1 - [.C50]/(ABS([.C50])+100))" office:value-type="percentage" office:value="4.4" calcext:value-type="percentage">
            <text:p>440,0%</text:p>
          </table:table-cell>
          <table:table-cell table:formula="of:=1 / (1 - ([.C50]/(ABS([.C50])+300)) ^ 0.5) - 1" office:value-type="percentage" office:value="2.68825383862541" calcext:value-type="percentage">
            <text:p>268,8%</text:p>
          </table:table-cell>
          <table:table-cell table:formula="of:=1 - [.E49]/[.E50]" office:value-type="percentage" office:value="0.0254386034107982" calcext:value-type="percentage">
            <text:p>2,54%</text:p>
          </table:table-cell>
          <table:table-cell table:formula="of:=([.C50] - [.$E$3])/(ABS([.C50] - [.$E$3] * [.$E$2]) + 100)" office:value-type="percentage" office:value="0.0483870967741936" calcext:value-type="percentage">
            <text:p>4,8%</text:p>
          </table:table-cell>
          <table:table-cell table:formula="of:=1/((1-[.D50])/(1-[.G50])) - 1" office:value-type="percentage" office:value="-1.27988614800759" calcext:value-type="percentage">
            <text:p>-128,0%</text:p>
          </table:table-cell>
          <table:table-cell/>
          <table:table-cell table:formula="of:=1-[.D50]" office:value-type="percentage" office:value="-3.4" calcext:value-type="percentage">
            <text:p>-340,0%</text:p>
          </table:table-cell>
        </table:table-row>
        <table:table-row table:style-name="ro2">
          <table:table-cell table:number-columns-repeated="2"/>
          <table:table-cell office:value-type="float" office:value="350" calcext:value-type="float">
            <text:p>350</text:p>
          </table:table-cell>
          <table:table-cell table:formula="of:=1 / (1 - [.C51]/(ABS([.C51])+100))" office:value-type="percentage" office:value="4.5" calcext:value-type="percentage">
            <text:p>450,0%</text:p>
          </table:table-cell>
          <table:table-cell table:formula="of:=1 / (1 - ([.C51]/(ABS([.C51])+300)) ^ 0.5) - 1" office:value-type="percentage" office:value="2.75656533569491" calcext:value-type="percentage">
            <text:p>275,7%</text:p>
          </table:table-cell>
          <table:table-cell table:formula="of:=1 - [.E50]/[.E51]" office:value-type="percentage" office:value="0.0247813814477478" calcext:value-type="percentage">
            <text:p>2,48%</text:p>
          </table:table-cell>
          <table:table-cell table:formula="of:=([.C51] - [.$E$3])/(ABS([.C51] - [.$E$3] * [.$E$2]) + 100)" office:value-type="percentage" office:value="0.0505050505050505" calcext:value-type="percentage">
            <text:p>5,1%</text:p>
          </table:table-cell>
          <table:table-cell table:formula="of:=1/((1-[.D51])/(1-[.G51])) - 1" office:value-type="percentage" office:value="-1.27128427128427" calcext:value-type="percentage">
            <text:p>-127,1%</text:p>
          </table:table-cell>
          <table:table-cell/>
          <table:table-cell table:formula="of:=1-[.D51]" office:value-type="percentage" office:value="-3.5" calcext:value-type="percentage">
            <text:p>-350,0%</text:p>
          </table:table-cell>
        </table:table-row>
        <table:table-row table:style-name="ro2">
          <table:table-cell table:number-columns-repeated="2"/>
          <table:table-cell office:value-type="float" office:value="360" calcext:value-type="float">
            <text:p>360</text:p>
          </table:table-cell>
          <table:table-cell table:formula="of:=1 / (1 - [.C52]/(ABS([.C52])+100))" office:value-type="percentage" office:value="4.6" calcext:value-type="percentage">
            <text:p>460,0%</text:p>
          </table:table-cell>
          <table:table-cell table:formula="of:=1 / (1 - ([.C52]/(ABS([.C52])+300)) ^ 0.5) - 1" office:value-type="percentage" office:value="2.82480768092719" calcext:value-type="percentage">
            <text:p>282,5%</text:p>
          </table:table-cell>
          <table:table-cell table:formula="of:=1 - [.E51]/[.E52]" office:value-type="percentage" office:value="0.024158227015966" calcext:value-type="percentage">
            <text:p>2,42%</text:p>
          </table:table-cell>
          <table:table-cell table:formula="of:=([.C52] - [.$E$3])/(ABS([.C52] - [.$E$3] * [.$E$2]) + 100)" office:value-type="percentage" office:value="0.0526315789473684" calcext:value-type="percentage">
            <text:p>5,3%</text:p>
          </table:table-cell>
          <table:table-cell table:formula="of:=1/((1-[.D52])/(1-[.G52])) - 1" office:value-type="percentage" office:value="-1.26315789473684" calcext:value-type="percentage">
            <text:p>-126,3%</text:p>
          </table:table-cell>
          <table:table-cell/>
          <table:table-cell table:formula="of:=1-[.D52]" office:value-type="percentage" office:value="-3.6" calcext:value-type="percentage">
            <text:p>-360,0%</text:p>
          </table:table-cell>
        </table:table-row>
        <table:table-row table:style-name="ro2">
          <table:table-cell table:number-columns-repeated="2"/>
          <table:table-cell office:value-type="float" office:value="370" calcext:value-type="float">
            <text:p>370</text:p>
          </table:table-cell>
          <table:table-cell table:formula="of:=1 / (1 - [.C53]/(ABS([.C53])+100))" office:value-type="percentage" office:value="4.7" calcext:value-type="percentage">
            <text:p>470,0%</text:p>
          </table:table-cell>
          <table:table-cell table:formula="of:=1 / (1 - ([.C53]/(ABS([.C53])+300)) ^ 0.5) - 1" office:value-type="percentage" office:value="2.89298523793395" calcext:value-type="percentage">
            <text:p>289,3%</text:p>
          </table:table-cell>
          <table:table-cell table:formula="of:=1 - [.E52]/[.E53]" office:value-type="percentage" office:value="0.0235665070504972" calcext:value-type="percentage">
            <text:p>2,36%</text:p>
          </table:table-cell>
          <table:table-cell table:formula="of:=([.C53] - [.$E$3])/(ABS([.C53] - [.$E$3] * [.$E$2]) + 100)" office:value-type="percentage" office:value="0.0547667342799189" calcext:value-type="percentage">
            <text:p>5,5%</text:p>
          </table:table-cell>
          <table:table-cell table:formula="of:=1/((1-[.D53])/(1-[.G53])) - 1" office:value-type="percentage" office:value="-1.25546845019462" calcext:value-type="percentage">
            <text:p>-125,5%</text:p>
          </table:table-cell>
          <table:table-cell/>
          <table:table-cell table:formula="of:=1-[.D53]" office:value-type="percentage" office:value="-3.7" calcext:value-type="percentage">
            <text:p>-370,0%</text:p>
          </table:table-cell>
        </table:table-row>
        <table:table-row table:style-name="ro2">
          <table:table-cell table:number-columns-repeated="2"/>
          <table:table-cell office:value-type="float" office:value="380" calcext:value-type="float">
            <text:p>380</text:p>
          </table:table-cell>
          <table:table-cell table:formula="of:=1 / (1 - [.C54]/(ABS([.C54])+100))" office:value-type="percentage" office:value="4.8" calcext:value-type="percentage">
            <text:p>480,0%</text:p>
          </table:table-cell>
          <table:table-cell table:formula="of:=1 / (1 - ([.C54]/(ABS([.C54])+300)) ^ 0.5) - 1" office:value-type="percentage" office:value="2.96110200361851" calcext:value-type="percentage">
            <text:p>296,1%</text:p>
          </table:table-cell>
          <table:table-cell table:formula="of:=1 - [.E53]/[.E54]" office:value-type="percentage" office:value="0.0230038565376418" calcext:value-type="percentage">
            <text:p>2,30%</text:p>
          </table:table-cell>
          <table:table-cell table:formula="of:=([.C54] - [.$E$3])/(ABS([.C54] - [.$E$3] * [.$E$2]) + 100)" office:value-type="percentage" office:value="0.0569105691056911" calcext:value-type="percentage">
            <text:p>5,7%</text:p>
          </table:table-cell>
          <table:table-cell table:formula="of:=1/((1-[.D54])/(1-[.G54])) - 1" office:value-type="percentage" office:value="-1.24818142918271" calcext:value-type="percentage">
            <text:p>-124,8%</text:p>
          </table:table-cell>
          <table:table-cell/>
          <table:table-cell table:formula="of:=1-[.D54]" office:value-type="percentage" office:value="-3.8" calcext:value-type="percentage">
            <text:p>-380,0%</text:p>
          </table:table-cell>
        </table:table-row>
        <table:table-row table:style-name="ro2">
          <table:table-cell table:number-columns-repeated="2"/>
          <table:table-cell office:value-type="float" office:value="390" calcext:value-type="float">
            <text:p>390</text:p>
          </table:table-cell>
          <table:table-cell table:formula="of:=1 / (1 - [.C55]/(ABS([.C55])+100))" office:value-type="percentage" office:value="4.9" calcext:value-type="percentage">
            <text:p>490,0%</text:p>
          </table:table-cell>
          <table:table-cell table:formula="of:=1 / (1 - ([.C55]/(ABS([.C55])+300)) ^ 0.5) - 1" office:value-type="percentage" office:value="3.02916164657906" calcext:value-type="percentage">
            <text:p>302,9%</text:p>
          </table:table-cell>
          <table:table-cell table:formula="of:=1 - [.E54]/[.E55]" office:value-type="percentage" office:value="0.0224681449527162" calcext:value-type="percentage">
            <text:p>2,25%</text:p>
          </table:table-cell>
          <table:table-cell table:formula="of:=([.C55] - [.$E$3])/(ABS([.C55] - [.$E$3] * [.$E$2]) + 100)" office:value-type="percentage" office:value="0.0590631364562118" calcext:value-type="percentage">
            <text:p>5,9%</text:p>
          </table:table-cell>
          <table:table-cell table:formula="of:=1/((1-[.D55])/(1-[.G55])) - 1" office:value-type="percentage" office:value="-1.24126586244713" calcext:value-type="percentage">
            <text:p>-124,1%</text:p>
          </table:table-cell>
          <table:table-cell/>
          <table:table-cell table:formula="of:=1-[.D55]" office:value-type="percentage" office:value="-3.9" calcext:value-type="percentage">
            <text:p>-390,0%</text:p>
          </table:table-cell>
        </table:table-row>
        <table:table-row table:style-name="ro2">
          <table:table-cell table:number-columns-repeated="2"/>
          <table:table-cell office:value-type="float" office:value="400" calcext:value-type="float">
            <text:p>400</text:p>
          </table:table-cell>
          <table:table-cell table:formula="of:=1 / (1 - [.C56]/(ABS([.C56])+100))" office:value-type="percentage" office:value="5" calcext:value-type="percentage">
            <text:p>500,0%</text:p>
          </table:table-cell>
          <table:table-cell table:formula="of:=1 / (1 - ([.C56]/(ABS([.C56])+300)) ^ 0.5) - 1" office:value-type="percentage" office:value="3.09716754070973" calcext:value-type="percentage">
            <text:p>309,7%</text:p>
          </table:table-cell>
          <table:table-cell table:formula="of:=1 - [.E55]/[.E56]" office:value-type="percentage" office:value="0.0219574476474992" calcext:value-type="percentage">
            <text:p>2,20%</text:p>
          </table:table-cell>
          <table:table-cell table:formula="of:=([.C56] - [.$E$3])/(ABS([.C56] - [.$E$3] * [.$E$2]) + 100)" office:value-type="percentage" office:value="0.0612244897959184" calcext:value-type="percentage">
            <text:p>6,1%</text:p>
          </table:table-cell>
          <table:table-cell table:formula="of:=1/((1-[.D56])/(1-[.G56])) - 1" office:value-type="percentage" office:value="-1.23469387755102" calcext:value-type="percentage">
            <text:p>-123,5%</text:p>
          </table:table-cell>
          <table:table-cell/>
          <table:table-cell table:formula="of:=1-[.D56]" office:value-type="percentage" office:value="-4" calcext:value-type="percentage">
            <text:p>-400,0%</text:p>
          </table:table-cell>
        </table:table-row>
        <calcext:conditional-formats>
          <calcext:conditional-format calcext:target-range-address="Лист1.J6:Лист1.J15">
            <calcext:color-scale>
              <calcext:color-scale-entry calcext:value="0" calcext:type="minimum" calcext:color="#bbe33d"/>
              <calcext:color-scale-entry calcext:value="50" calcext:type="percentile" calcext:color="#ffe994"/>
              <calcext:color-scale-entry calcext:value="0" calcext:type="maximum" calcext:color="#ffd8ce"/>
            </calcext:color-scale>
          </calcext:conditional-format>
          <calcext:conditional-format calcext:target-range-address="Лист1.J6:Лист1.J15">
            <calcext:color-scale>
              <calcext:color-scale-entry calcext:value="0" calcext:type="minimum" calcext:color="#bbe33d"/>
              <calcext:color-scale-entry calcext:value="50" calcext:type="percentile" calcext:color="#ffff00"/>
              <calcext:color-scale-entry calcext:value="0" calcext:type="maximum" calcext:color="#ed4c05"/>
            </calcext:color-scale>
          </calcext:conditional-format>
          <calcext:conditional-format calcext:target-range-address="Лист1.J16:Лист1.J27 Лист1.I28:Лист1.I56">
            <calcext:color-scale>
              <calcext:color-scale-entry calcext:value="0" calcext:type="minimum" calcext:color="#bbe33d"/>
              <calcext:color-scale-entry calcext:value="50" calcext:type="percentile" calcext:color="#ffe994"/>
              <calcext:color-scale-entry calcext:value="0" calcext:type="maximum" calcext:color="#ffd8ce"/>
            </calcext:color-scale>
          </calcext:conditional-format>
          <calcext:conditional-format calcext:target-range-address="Лист1.J16:Лист1.J27 Лист1.I28:Лист1.I56">
            <calcext:color-scale>
              <calcext:color-scale-entry calcext:value="0" calcext:type="minimum" calcext:color="#bbe33d"/>
              <calcext:color-scale-entry calcext:value="50" calcext:type="percentile" calcext:color="#ffff00"/>
              <calcext:color-scale-entry calcext:value="0" calcext:type="maximum" calcext:color="#ed4c05"/>
            </calcext:color-scale>
          </calcext:conditional-format>
        </calcext:conditional-formats>
      </table:table>
      <table:table table:name="Лист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percentage-style style:name="N108">
      <number:number number:decimal-places="1" number:min-decimal-places="1" number:min-integer-digits="1"/>
      <number:text>%</number:text>
    </number:percentage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12:09:08.668000000</meta:creation-date>
    <dc:date>2023-12-21T13:03:12.735000000</dc:date>
    <meta:editing-duration>PT54M4S</meta:editing-duration>
    <meta:editing-cycles>1</meta:editing-cycles>
    <meta:document-statistic meta:table-count="2" meta:cell-count="355" meta:object-count="1"/>
    <meta:generator>LibreOffice/7.4.0.3$Windows_X86_64 LibreOffice_project/f85e47c08ddd19c015c0114a68350214f7066f5a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8">
      <number:number number:decimal-places="1" number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16cm" svg:y="3.96cm" style:legend-expansion="high" chart:style-name="ch2"/>
        <chart:plot-area chart:style-name="ch3" table:cell-range-address="Лист1.D16:Лист1.E56" chart:data-source-has-labels="row" svg:x="0.32cm" svg:y="0.18cm" svg:width="12.876cm" svg:height="8.64cm">
          <chart:coordinate-region svg:x="1.77cm" svg:y="0.375cm" svg:width="11.426cm" svg:height="7.6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D16:Лист1.D56" loext:label-string="flat" chart:class="chart:bar">
            <chart:data-point chart:repeated="41"/>
          </chart:series>
          <chart:series chart:style-name="ch8" chart:values-cell-range-address="Лист1.E16:Лист1.E56" chart:class="chart:bar">
            <chart:data-point chart:repeated="18"/>
            <chart:data-point chart:style-name="ch9"/>
            <chart:data-point/>
            <chart:data-point chart:style-name="ch9"/>
            <chart:data-point chart:repeated="3"/>
            <chart:data-point chart:style-name="ch9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at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D16:Лист1.D56</svg:desc>
                </draw:g>
              </table:table-cell>
              <table:table-cell office:value-type="float" office:value="0">
                <text:p>0</text:p>
                <draw:g>
                  <svg:desc>Лист1.E16:Лист1.E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0.218925478761001">
                <text:p>0.218925478761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0.43166247903554">
                <text:p>0.43166247903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0.522063459656353">
                <text:p>0.522063459656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607625218510765">
                <text:p>0.6076252185107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0.689897948556636">
                <text:p>0.6898979485566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">
                <text:p>1.7</text:p>
              </table:table-cell>
              <table:table-cell office:value-type="float" office:value="0.769782564647703">
                <text:p>0.769782564647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0.84785319247209">
                <text:p>0.84785319247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">
                <text:p>1.9</text:p>
              </table:table-cell>
              <table:table-cell office:value-type="float" office:value="0.92449979983984">
                <text:p>0.924499799839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">
                <text:p>2.1</text:p>
              </table:table-cell>
              <table:table-cell office:value-type="float" office:value="1.07455868605318">
                <text:p>1.07455868605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">
                <text:p>2.2</text:p>
              </table:table-cell>
              <table:table-cell office:value-type="float" office:value="1.14833147735479">
                <text:p>1.148331477354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">
                <text:p>2.3</text:p>
              </table:table-cell>
              <table:table-cell office:value-type="float" office:value="1.22143936116913">
                <text:p>1.221439361169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  <table:table-cell office:value-type="float" office:value="1.29397824306606">
                <text:p>1.293978243066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1.36602540378444">
                <text:p>1.36602540378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">
                <text:p>2.6</text:p>
              </table:table-cell>
              <table:table-cell office:value-type="float" office:value="1.43764399775004">
                <text:p>1.43764399775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">
                <text:p>2.7</text:p>
              </table:table-cell>
              <table:table-cell office:value-type="float" office:value="1.50888626834017">
                <text:p>1.50888626834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">
                <text:p>2.8</text:p>
              </table:table-cell>
              <table:table-cell office:value-type="float" office:value="1.57979589711327">
                <text:p>1.579795897113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">
                <text:p>2.9</text:p>
              </table:table-cell>
              <table:table-cell office:value-type="float" office:value="1.65040975349282">
                <text:p>1.650409753492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.72075922005613">
                <text:p>1.72075922005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">
                <text:p>3.1</text:p>
              </table:table-cell>
              <table:table-cell office:value-type="float" office:value="1.79087121146357">
                <text:p>1.790871211463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">
                <text:p>3.2</text:p>
              </table:table-cell>
              <table:table-cell office:value-type="float" office:value="1.86076896835252">
                <text:p>1.860768968352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">
                <text:p>3.3</text:p>
              </table:table-cell>
              <table:table-cell office:value-type="float" office:value="1.93047268333974">
                <text:p>1.930472683339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">
                <text:p>3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">
                <text:p>3.5</text:p>
              </table:table-cell>
              <table:table-cell office:value-type="float" office:value="2.06936641451594">
                <text:p>2.069366414515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">
                <text:p>3.6</text:p>
              </table:table-cell>
              <table:table-cell office:value-type="float" office:value="2.13858560188926">
                <text:p>2.138585601889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">
                <text:p>3.7</text:p>
              </table:table-cell>
              <table:table-cell office:value-type="float" office:value="2.2076696830622">
                <text:p>2.20766968306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">
                <text:p>3.8</text:p>
              </table:table-cell>
              <table:table-cell office:value-type="float" office:value="2.27662944530733">
                <text:p>2.276629445307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">
                <text:p>3.9</text:p>
              </table:table-cell>
              <table:table-cell office:value-type="float" office:value="2.34547452532976">
                <text:p>2.345474525329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.4142135623731">
                <text:p>2.41421356237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1">
                <text:p>4.1</text:p>
              </table:table-cell>
              <table:table-cell office:value-type="float" office:value="2.48285432701059">
                <text:p>2.482854327010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2">
                <text:p>4.2</text:p>
              </table:table-cell>
              <table:table-cell office:value-type="float" office:value="2.55140383008801">
                <text:p>2.55140383008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">
                <text:p>4.3</text:p>
              </table:table-cell>
              <table:table-cell office:value-type="float" office:value="2.61986841535707">
                <text:p>2.619868415357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4">
                <text:p>4.4</text:p>
              </table:table-cell>
              <table:table-cell office:value-type="float" office:value="2.68825383862541">
                <text:p>2.688253838625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">
                <text:p>4.5</text:p>
              </table:table-cell>
              <table:table-cell office:value-type="float" office:value="2.75656533569491">
                <text:p>2.756565335694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">
                <text:p>4.6</text:p>
              </table:table-cell>
              <table:table-cell office:value-type="float" office:value="2.82480768092719">
                <text:p>2.824807680927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7">
                <text:p>4.7</text:p>
              </table:table-cell>
              <table:table-cell office:value-type="float" office:value="2.89298523793395">
                <text:p>2.892985237933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">
                <text:p>4.8</text:p>
              </table:table-cell>
              <table:table-cell office:value-type="float" office:value="2.96110200361851">
                <text:p>2.961102003618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9">
                <text:p>4.9</text:p>
              </table:table-cell>
              <table:table-cell office:value-type="float" office:value="3.02916164657906">
                <text:p>3.029161646579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3.09716754070973">
                <text:p>3.097167540709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